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853" draw:textarea-horizontal-align="justify" draw:textarea-vertical-align="middle" draw:auto-grow-height="false" fo:min-height="4.75cm" fo:min-width="5.75cm"/>
    </style:style>
    <style:style style:name="gr2" style:family="graphic" style:parent-style-name="standard">
      <style:graphic-properties draw:fill-color="#9f7e5f" draw:textarea-horizontal-align="justify" draw:textarea-vertical-align="middle" draw:auto-grow-height="false" fo:min-height="1.684cm" fo:min-width="1.95cm"/>
    </style:style>
    <style:style style:name="gr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66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35cm"/>
    </style:style>
    <style:style style:name="P1" style:family="paragraph">
      <loext:graphic-properties draw:fill-color="#00a85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f7e5f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2.5cm" svg:height="15cm" svg:x="1cm" svg:y="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xml:id="id1" draw:id="id1" draw:layer="layout" svg:width="4.9cm" svg:height="5.8cm" svg:x="4.8cm" svg:y="1cm">
          <text:p text:style-name="P2"><text:span text:style-name="T1">IoT</text:span><text:span text:style-name="T1"><text:line-break/></text:span><text:span text:style-name="T1">Solar kit</text:span></text:p>
          <text:p text:style-name="P2"><text:span text:style-name="T1">Waterproof bo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4" draw:layer="layout" draw:type="line" svg:x1="7.25cm" svg:y1="6.8cm" svg:x2="7.25cm" svg:y2="16cm" draw:start-shape="id1" draw:start-glue-point="7" draw:end-shape="id2" draw:end-glue-point="7" svg:d="M7250 6800v9200" svg:viewBox="0 0 1 9201">
          <text:p/>
        </draw:connector>
        <draw:connector draw:style-name="gr3" draw:text-style-name="P4" draw:layer="layout" draw:type="curve" draw:line-skew="0.924cm" svg:x1="4.8cm" svg:y1="6.8cm" svg:x2="9.7cm" svg:y2="6.8cm" draw:start-shape="id1" draw:start-glue-point="6" draw:end-shape="id1" draw:end-glue-point="8" svg:d="M4800 6800c0 2139 4900 2139 4900 0" svg:viewBox="0 0 4901 1605">
          <text:p/>
        </draw:connector>
        <draw:frame draw:style-name="gr4" draw:text-style-name="P5" draw:layer="layout" svg:width="4.168cm" svg:height="0.954cm" draw:transform="rotate (1.5707963267949) translate (7.246cm 14.2cm)">
          <draw:text-box>
            <text:p>max 700 mm</text:p>
          </draw:text-box>
        </draw:frame>
        <draw:frame draw:style-name="gr5" draw:text-style-name="P5" draw:layer="layout" svg:width="2.835cm" svg:height="0.954cm" draw:transform="rotate (0.381354441560761) translate (7.314cm 9.015cm)">
          <draw:text-box>
            <text:p>max 50°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5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5T11:40:29.511406546</meta:creation-date>
    <dc:date>2017-07-25T13:02:38.002075208</dc:date>
    <meta:editing-duration>PT19M43S</meta:editing-duration>
    <meta:editing-cycles>5</meta:editing-cycles>
    <meta:generator>LibreOffice/5.3.3.2$Linux_X86_64 LibreOffice_project/30m0$Build-2</meta:generator>
    <meta:document-statistic meta:object-count="6"/>
  </office:meta>
</office:document-meta>
</file>